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3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8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6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6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repeated="26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332" table:number-columns-spanned="2" table:number-rows-spanned="1"/>
          <table:covered-table-cell table:style-name="ce332"/>
          <table:table-cell table:style-name="ce638" table:number-columns-spanned="2" table:number-rows-spanned="1"/>
          <table:covered-table-cell table:style-name="ce638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 'RTS-Template'.CE4:'RTS-Template'.CE4 'RTS-Template'.CG4:'RTS-Template'.CG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2" style:volatile="true" number:language="de" number:country="DE">
      <number:text> </number:text>
      <number:fill-character> </number:fill-character>
      <number:text>- € </number:text>
    </number:number-style>
    <number:text-style style:name="N10130" number:language="de" number:country="D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1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number-style style:name="N10126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de" number:country="DE">
      <number:text> </number:text>
      <number:fill-character> </number:fill-character>
      <number:text>-    </number:text>
    </number:number-style>
    <number:text-style style:name="N10126" number:language="de" number:country="D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1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1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1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1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1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1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6T11:03:35.492373386</dc:date>
    <meta:editing-cycles>42</meta:editing-cycles>
    <meta:editing-duration>PT7H39M46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3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